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E1000000BBEFAC77C8.jpg"/>
  <manifest:file-entry manifest:media-type="image/png" manifest:full-path="Pictures/10000201000003A0000002B1201CBDBA.png"/>
  <manifest:file-entry manifest:media-type="image/jpeg" manifest:full-path="Pictures/100000000000017B00000063516DB611.jpg"/>
  <manifest:file-entry manifest:media-type="image/jpeg" manifest:full-path="Pictures/1000000000000053000000538CD250B5.jpg"/>
  <manifest:file-entry manifest:media-type="image/jpeg" manifest:full-path="Pictures/10000000000000450000004AA8B75B09.jpg"/>
  <manifest:file-entry manifest:media-type="image/png" manifest:full-path="Pictures/10000201000003A60000015F792E5C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urst_20_Title-title">
      <style:graphic-properties draw:stroke="none" draw:fill="none" draw:fill-color="#df0029" draw:textarea-horizontal-align="left" draw:textarea-vertical-align="bottom" draw:auto-grow-height="true" draw:auto-grow-width="false" fo:min-height="4.243cm" fo:min-width="0cm" fo:padding-top="0cm" fo:padding-bottom="0cm" fo:padding-left="0cm" fo:padding-right="0cm" draw:shadow="hidden" draw:shadow-color="#6b6b6b"/>
    </style:style>
    <style:style style:name="pr2" style:family="presentation" style:parent-style-name="Burst_20_Title-notes" style:list-style-name="L6">
      <style:graphic-properties draw:fill-color="#ffffff" draw:auto-grow-height="true" fo:min-height="13.365cm"/>
    </style:style>
    <style:style style:name="pr3" style:family="presentation" style:parent-style-name="Bullet-title">
      <style:graphic-properties draw:fill-color="#ffffff" draw:auto-grow-height="true" fo:min-height="2.753cm"/>
    </style:style>
    <style:style style:name="pr4" style:family="presentation" style:parent-style-name="Bullet-notes" style:list-style-name="L7">
      <style:graphic-properties draw:fill-color="#ffffff" draw:auto-grow-height="true" fo:min-height="11.642cm"/>
    </style:style>
    <style:style style:name="pr5" style:family="presentation" style:parent-style-name="Bullet-title">
      <style:graphic-properties draw:fill-color="#ffffff" fo:min-height="2.753cm"/>
    </style:style>
    <style:style style:name="pr6" style:family="presentation" style:parent-style-name="Bullet-notes">
      <style:graphic-properties draw:fill-color="#ffffff" fo:min-height="11.642cm"/>
    </style:style>
    <style:style style:name="pr7" style:family="presentation" style:parent-style-name="Bullet-notes" style:list-style-name="L1">
      <style:graphic-properties draw:fill-color="#ffffff" draw:auto-grow-height="true" fo:min-height="11.642cm"/>
    </style:style>
    <style:style style:name="pr8" style:family="presentation" style:parent-style-name="Burst_20_Break-title">
      <style:graphic-properties draw:fill-color="#ffffff" draw:auto-grow-height="true" fo:min-height="3.181cm"/>
    </style:style>
    <style:style style:name="pr9" style:family="presentation" style:parent-style-name="Burst_20_Break-notes" style:list-style-name="L1">
      <style:graphic-properties draw:fill-color="#ffffff" draw:auto-grow-height="true" fo:min-height="13.365cm"/>
    </style:style>
    <style:style style:name="pr10" style:family="presentation" style:parent-style-name="Burst_20_Break-notes" style:list-style-name="L1">
      <style:graphic-properties draw:fill-color="#ffffff" draw:auto-grow-height="true" fo:min-height="13.365cm"/>
    </style:style>
    <style:style style:name="pr11" style:family="presentation" style:parent-style-name="Burst_20_Break-notes" style:list-style-name="L1">
      <style:graphic-properties draw:fill-color="#ffffff" draw:auto-grow-height="true" fo:min-height="13.365cm"/>
    </style:style>
    <style:style style:name="pr12" style:family="presentation" style:parent-style-name="Logo_20_Slide-notes">
      <style:graphic-properties draw:fill-color="#ffffff" fo:min-height="11.642cm"/>
    </style:style>
    <style:style style:name="P1" style:family="paragraph">
      <style:paragraph-properties fo:margin-left="0cm" fo:margin-right="0cm" fo:line-height="105%" text:enable-numbering="false" fo:text-indent="0cm"/>
    </style:style>
    <style:style style:name="P2" style:family="paragraph">
      <style:paragraph-properties fo:margin-left="0cm" fo:margin-right="0cm" fo:line-height="105%" text:enable-numbering="false" fo:text-indent="0cm" style:writing-mode="lr-tb"/>
    </style:style>
    <style:style style:name="P3" style:family="paragraph">
      <style:paragraph-properties fo:margin-left="0cm" fo:margin-right="0cm" fo:margin-top="0cm" fo:margin-bottom="0.152cm" fo:line-height="110%" text:enable-numbering="false" fo:text-indent="0cm"/>
    </style:style>
    <style:style style:name="P4" style:family="paragraph">
      <style:paragraph-properties fo:margin-left="0cm" fo:margin-right="0cm" fo:margin-top="0cm" fo:margin-bottom="0.152cm" fo:line-height="110%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471cm" fo:margin-right="0cm" fo:text-indent="-0.471cm"/>
    </style:style>
    <style:style style:name="P8" style:family="paragraph">
      <style:paragraph-properties fo:margin-left="1.428cm" fo:margin-right="0cm" fo:text-indent="-0.476cm"/>
    </style:style>
    <style:style style:name="P9" style:family="paragraph">
      <style:paragraph-properties fo:margin-left="2.24cm" fo:margin-right="0cm" fo:text-indent="-0.494cm"/>
    </style:style>
    <style:style style:name="P10" style:family="paragraph">
      <style:paragraph-properties fo:margin-left="3.025cm" fo:margin-right="0cm" fo:text-indent="-0.468cm"/>
    </style:style>
    <style:style style:name="P11" style:family="paragraph">
      <style:paragraph-properties fo:margin-left="0cm" fo:margin-right="0cm" fo:text-indent="0cm"/>
      <style:text-properties fo:font-size="300pt" style:font-size-asian="300pt" style:font-size-complex="300pt"/>
    </style:style>
    <style:style style:name="T1" style:family="text">
      <style:text-properties fo:color="#ffffff" fo:font-size="44pt" fo:language="en" fo:country="US" style:font-size-asian="45pt" style:font-size-complex="45pt"/>
    </style:style>
    <style:style style:name="T2" style:family="text">
      <style:text-properties fo:color="#ffffff" style:text-position="0% 100%" fo:font-size="22pt" fo:language="en" fo:country="US" style:font-size-asian="22pt" style:font-size-complex="22pt"/>
    </style:style>
    <style:style style:name="T3" style:family="text">
      <style:text-properties fo:font-size="16pt" fo:font-weight="bold"/>
    </style:style>
    <style:style style:name="T4" style:family="text">
      <style:text-properties fo:font-size="14pt"/>
    </style:style>
    <style:style style:name="T5" style:family="text">
      <style:text-properties style:text-position="super 58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00pt" style:font-size-asian="300pt" style:font-size-complex="30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Title-Burst" draw:style-name="dp1" draw:master-page-name="Burst_20_Title" presentation:presentation-page-layout-name="AL1T0">
        <office:forms form:automatic-focus="false" form:apply-design-mode="false"/>
        <draw:frame presentation:style-name="pr1" draw:text-style-name="P2" draw:layer="layout" svg:width="22.225cm" svg:height="4.47cm" svg:x="2.743cm" svg:y="2.285cm" presentation:class="title" presentation:user-transformed="true">
          <draw:text-box>
            <text:p text:style-name="P1"><text:span text:style-name="T1">Building Windows Version</text:span><text:span text:style-name="T1"><text:line-break/></text:span><text:span text:style-name="T1">of OpenOffice.org on Linux</text:span><text:span text:style-name="T2"><text:line-break/></text:span><text:span text:style-name="T2">Madness, or The Way?</text:span></text:p>
          </draw:text-box>
        </draw:frame>
        <draw:frame presentation:style-name="Burst_20_Title-subtitle" draw:text-style-name="P4" draw:layer="layout" svg:width="15.365cm" svg:height="3.843cm" svg:x="2.774cm" svg:y="10.18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Jan Holesov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&lt;kendy@suse.cz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Content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Content</text:p>
          </draw:text-box>
        </draw:frame>
        <draw:frame presentation:style-name="Bullet-outline1" draw:layer="layout" svg:width="20.994cm" svg:height="12.374cm" svg:x="2.769cm" svg:y="4.316cm" presentation:class="outline">
          <draw:text-box>
            <text:list text:style-name="L4">
              <text:list-item>
                <text:p text:style-name="P7">Motivation</text:p>
              </text:list-item>
            </text:list>
            <text:list text:style-name="L4">
              <text:list-item>
                <text:p text:style-name="P7">Possible speedups of the compilation</text:p>
              </text:list-item>
            </text:list>
            <text:list text:style-name="L4">
              <text:list-item>
                <text:p text:style-name="P7">The cross-compilation</text:p>
              </text:list-item>
            </text:list>
            <text:list text:style-name="L4">
              <text:list-item>
                <text:p text:style-name="P7">Did it work?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2" presentation:class="page"/>
          <draw:frame presentation:style-name="pr4" draw:text-style-name="P5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Motivation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On Linux, we can build OOo in ~30 minutes!</text:p>
              </text:list-item>
            </text:list>
            <text:list text:style-name="L4">
              <text:list-item>
                <text:list>
                  <text:list-item>
                    <text:p text:style-name="P8">Yes, from scrat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Used to be ~25, but regressed recently thanks to changes in helpcontent2 :-(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n Win32 it is much more</text:p>
                  </text:list-item>
                </text:list>
              </text:list-item>
            </text:list>
            <text:list text:style-name="L4">
              <text:list-item>
                <text:p text:style-name="P7">Windows builds are necessary</text:p>
              </text:list-item>
            </text:list>
            <text:list text:style-name="L4">
              <text:list-item>
                <text:list>
                  <text:list-item>
                    <text:p text:style-name="P8">Lots of users...</text:p>
                  </text:list-item>
                </text:list>
              </text:list-item>
            </text:list>
            <text:list text:style-name="L4">
              <text:list-item>
                <text:p text:style-name="P7">Developers don't need all the stuff</text:p>
              </text:list-item>
            </text:list>
            <text:list text:style-name="L4">
              <text:list-item>
                <text:list>
                  <text:list-item>
                    <text:p text:style-name="P8">The packagers might differ in some needs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3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The 30 Minutes Linux Build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The 30 Minutes Linux Build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Big, fat machine</text:p>
              </text:list-item>
            </text:list>
            <text:list text:style-name="L4">
              <text:list-item>
                <text:list>
                  <text:list-item>
                    <text:p text:style-name="P8">8 c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Allows heavy parallelis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8G mem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he build nearly does not have to touch disk ;-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Building less stuff</text:p>
              </text:list-item>
            </text:list>
            <text:list text:style-name="L4">
              <text:list-item>
                <text:list>
                  <text:list-item>
                    <text:p text:style-name="P8">--with-system-*</text:p>
                  </text:list-item>
                </text:list>
              </text:list-item>
            </text:list>
            <text:list text:style-name="L4">
              <text:list-item>
                <text:p text:style-name="P7">Tools for faster compilation</text:p>
              </text:list-item>
            </text:list>
            <text:list text:style-name="L4">
              <text:list-item>
                <text:list>
                  <text:list-item>
                    <text:p text:style-name="P8">icecre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instsetoo_native$ build –all -P8 -- -P1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lternatively c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4" presentation:class="page"/>
          <draw:frame presentation:style-name="pr7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How to apply to win32" draw:style-name="dp1" draw:master-page-name="Burst_20_Break" presentation:presentation-page-layout-name="AL3T19">
        <office:forms form:automatic-focus="false" form:apply-design-mode="false"/>
        <draw:frame presentation:style-name="pr8" draw:text-style-name="P6" draw:layer="layout" svg:width="22.859cm" svg:height="3.181cm" svg:x="0.914cm" svg:y="7.612cm" presentation:class="title">
          <draw:text-box>
            <text:p text:style-name="P6">How To Apply Those To Win32?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9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Big, Fat machine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Big, Fat Machine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More memory</text:p>
              </text:list-item>
            </text:list>
            <text:list text:style-name="L4">
              <text:list-item>
                <text:list>
                  <text:list-item>
                    <text:p text:style-name="P8">Memory is cheap these day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ut check that your Win32 edition can use it ;-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a xlink:href="http://msdn.microsoft.com/en-us/library/aa366778.aspx">http://msdn.microsoft.com/en-us/library/aa366778.aspx</text:a>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Cygwin eats some of the performance</text:p>
              </text:list-item>
            </text:list>
            <text:list text:style-name="L4">
              <text:list-item>
                <text:list>
                  <text:list-item>
                    <text:p text:style-name="P8">Emulated POS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6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Building less stuff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Building Less Stuff</text:p>
          </draw:text-box>
        </draw:frame>
        <draw:frame presentation:style-name="Bullet-outline1" draw:layer="layout" svg:width="20.994cm" svg:height="12.823cm" svg:x="2.769cm" svg:y="4.316cm" presentation:class="outline" presentation:user-transformed="true">
          <draw:text-box>
            <text:list text:style-name="L4">
              <text:list-item>
                <text:p text:style-name="P7">Divide et Impera!</text:p>
              </text:list-item>
            </text:list>
            <text:list text:style-name="L4">
              <text:list-item>
                <text:list>
                  <text:list-item>
                    <text:p text:style-name="P8">Split buil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It's not necessary to build everything over and over again if you want to hack on eg. Writ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openSUSE 11.1 uses tha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wn release cycle for the 3<text:span text:style-name="T5">rd</text:span> party stuff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Updated sporadically, but has to be built over and over agai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“solver” used to help a bit, but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Huge download siz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Incompatible among compile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wn release cycle for helper to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dmake, transex3, makedepend, registry-related, 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Would help cross-compilation as we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7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recompiled headers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The Tools: Precompiled Headers</text:p>
          </draw:text-box>
        </draw:frame>
        <draw:frame presentation:style-name="Bullet-outline1" draw:layer="layout" svg:width="20.994cm" svg:height="12.374cm" svg:x="2.769cm" svg:y="4.316cm" presentation:class="outline">
          <draw:text-box>
            <text:list text:style-name="L4">
              <text:list-item>
                <text:p text:style-name="P7">Feature of the compilers</text:p>
              </text:list-item>
            </text:list>
            <text:list text:style-name="L4">
              <text:list-item>
                <text:list>
                  <text:list-item>
                    <text:p text:style-name="P8">MSVC has 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In OOo: --enable-pch given to ./configu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Gcc has it as wel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eader files are compiled to an interim forma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or optimal use, all the headers have to be collected in one big header file; in OOo it is “precompiled_&lt;module&gt;.hxx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a xlink:href="http://wiki.services.openoffice.org/wiki/Precompiled_header_-_PCH">http://wiki.services.openoffice.org/wiki/Precompiled_header_-_PCH</text:a></text:span>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uild of Writer: 43 min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8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ccache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The Tools: ccache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Caches output of the previous compilations</text:p>
              </text:list-item>
            </text:list>
            <text:list text:style-name="L4">
              <text:list-item>
                <text:list>
                  <text:list-item>
                    <text:p text:style-name="P8">Makes the 1<text:span text:style-name="T5">st</text:span> build a bit slower, next one is fas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he c/c++ file is preprocessed, the content of the file + the command line is hashed, a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If the hash already exists in the cache, take the resulting .o, stdout and stderr and use it as if it was compil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If it does not, pass it to the compiler, write .o, stdout and stderr to the cache, and write the output as if the compiler itself did i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Originally for gcc, ported for MSVC in Cygwi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a xlink:href="http://artax.karlin.mff.cuni.cz/~kendy/ccache/">http://artax.karlin.mff.cuni.cz/~kendy/ccache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9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Icecream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The Tools: Icecream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Sends tasks for compilation to another machines</text:p>
              </text:list-item>
            </text:list>
            <text:list text:style-name="L4">
              <text:list-item>
                <text:list>
                  <text:list-item>
                    <text:p text:style-name="P8">Similarly to ccache, the source is preprocessed, and compiled, or sent for compilation somewhere el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Has a scheduler that decides where to send the job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Sends also the compiler to the remote hosts so that it is ensured that it is 100% same as on the original machi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Would be an ideal tool for the cross-compil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he task could be started on the Win32 machine, but distributed to Linux machines running MSVC in Wine!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No changes needed for the OOo build system, just set CC and CXX to icecrea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Unfortunately, the attempt to port it for MSVC failed so far :-(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a xlink:href="http://en.opensuse.org/Icecream">http://en.opensuse.org/Icecrea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0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More Fancy Stuff" draw:style-name="dp1" draw:master-page-name="Burst_20_Break" presentation:presentation-page-layout-name="AL3T19">
        <office:forms form:automatic-focus="false" form:apply-design-mode="false"/>
        <draw:frame presentation:style-name="pr8" draw:text-style-name="P6" draw:layer="layout" svg:width="22.859cm" svg:height="3.181cm" svg:x="0.914cm" svg:y="7.612cm" presentation:class="title">
          <draw:text-box>
            <text:p text:style-name="P6">More Fancy Stuff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10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Real Cros-compilation (1)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Real Cross-compilation (1)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When I gave up on the Icecream port, why not try to tweak the OOo build system? ;-)</text:p>
              </text:list-item>
            </text:list>
            <text:list text:style-name="L4">
              <text:list-item>
                <text:list>
                  <text:list-item>
                    <text:p text:style-name="P8">Copied MSVC, platform SDK, etc. to the Wine install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ook 'solver' from Win32 and copied it to a tree compiled on Linu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dited winenv.set.s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C="wine \"c:\\Program Files\\Microsoft Visual Studio 9.0\\VC\\bin\\cl.exe\""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Similarly other stuff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Location of the includes, solver, COMPATH, SHELL, SOLARVER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But SOLARENV must point to the Linux solenv!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To use the 'native' tool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2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Real Cross-compilation (2)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Real Cross-compilation (2)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list>
                  <text:list-item>
                    <text:p text:style-name="P8">Edited several makefile.mk'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Depending on if the tool is used in Wine or not, it has to use colons, or semicolons to delimit the includ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COLON_HACK := :<text:line-break/>$(SRS)$/shells.srs: $(subst,z$(COLON_HACK), $(SOLARINCDIR)) \<text:line-break/> <text:s text:c="31"/>$/svx$/globlmn.hr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dited solenv/inc/unitools.mk and solenv/inc/wntmsci11.m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o use the Win32 tools in Wine, or native (Linux) tools for those Ooo-specific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uccessfully built Writer!, but with limit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annot build with debu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a xlink:href="http://appdb.winehq.org/objectManager.php?sClass=version&amp;iId=9569">http://appdb.winehq.org/objectManager.php?sClass=version&amp;iId=9569</text:a>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Cannot sign the d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3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Does it help?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The Crucial Question: Does It Help?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Unfortunately no :-(</text:p>
              </text:list-item>
            </text:list>
            <text:list text:style-name="L4">
              <text:list-item>
                <text:list>
                  <text:list-item>
                    <text:p text:style-name="P8">Native MSVC build time of sw: 78 min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uild time of sw with MSVC in Wine: 300 min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3.8 times more :-(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Even with wineserver still runn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[for comparison, PCH-enabled: 43 minutes!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4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MinGW" draw:style-name="dp1" draw:master-page-name="Bullet" presentation:presentation-page-layout-name="AL2T1">
        <office:forms form:automatic-focus="false" form:apply-design-mode="false"/>
        <draw:frame presentation:style-name="pr5" draw:text-style-name="P6" draw:layer="layout" svg:width="20.682cm" svg:height="2.753cm" svg:x="2.732cm" svg:y="0.71cm" presentation:class="title">
          <draw:text-box>
            <text:p text:style-name="P6">Another Possibility: MinGW</text:p>
          </draw:text-box>
        </draw:frame>
        <draw:frame presentation:style-name="Bullet-outline1" draw:layer="layout" svg:width="20.994cm" svg:height="12.375cm" svg:x="2.769cm" svg:y="4.316cm" presentation:class="outline">
          <draw:text-box>
            <text:list text:style-name="L4">
              <text:list-item>
                <text:p text:style-name="P7">A gcc for Windows</text:p>
              </text:list-item>
            </text:list>
            <text:list text:style-name="L4">
              <text:list-item>
                <text:p text:style-name="P7">MinGW port of OOo is still in progress</text:p>
              </text:list-item>
            </text:list>
            <text:list text:style-name="L4">
              <text:list-item>
                <text:list>
                  <text:list-item>
                    <text:p text:style-name="P8">Unfortunately still does build out-of-the-bo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rovided several patches, and got sw to comp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Took 126 minutes, 1.6 times more than MSVC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No idea about run-time, parts still do not compile to get a full instal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The plus side is that it's much easier to use it for cross-compilation</text:p>
              </text:list-item>
            </text:list>
            <text:list text:style-name="L4">
              <text:list-item>
                <text:list>
                  <text:list-item>
                    <text:p text:style-name="P8">It's gcc, after all ;-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a xlink:href="http://www.dumbbell.fr/howto/win32-cross-compilation.en.html">http://www.dumbbell.fr/howto/win32-cross-compilation.en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5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Conclusion - break" draw:style-name="dp1" draw:master-page-name="Burst_20_Break" presentation:presentation-page-layout-name="AL3T19">
        <office:forms form:automatic-focus="false" form:apply-design-mode="false"/>
        <draw:frame presentation:style-name="pr8" draw:text-style-name="P6" draw:layer="layout" svg:width="22.859cm" svg:height="3.181cm" svg:x="0.914cm" svg:y="7.612cm" presentation:class="title">
          <draw:text-box>
            <text:p text:style-name="P6">Conclusion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11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Bullet" presentation:presentation-page-layout-name="AL2T1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Conclusion</text:p>
          </draw:text-box>
        </draw:frame>
        <draw:frame presentation:style-name="Bullet-outline1" draw:layer="layout" svg:width="20.994cm" svg:height="13.283cm" svg:x="2.769cm" svg:y="4.316cm" presentation:class="outline" presentation:user-transformed="true">
          <draw:text-box>
            <text:list text:style-name="L4">
              <text:list-item>
                <text:p text:style-name="P7">Without profiling &amp; optimizing Wine, it does not make sense to use MSVC on Linux</text:p>
              </text:list-item>
            </text:list>
            <text:list text:style-name="L4">
              <text:list-item>
                <text:list>
                  <text:list-item>
                    <text:p text:style-name="P8">Porting icecream to handle MSVC is vi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CH is a clear winner, should be enabled by default!</text:p>
                  </text:list-item>
                </text:list>
              </text:list-item>
            </text:list>
            <text:list text:style-name="L4">
              <text:list-item>
                <text:p text:style-name="P7">Split build would help tremendously</text:p>
              </text:list-item>
            </text:list>
            <text:list text:style-name="L4">
              <text:list-item>
                <text:list>
                  <text:list-item>
                    <text:p text:style-name="P8">Helper tools as separate packages with an own release cyc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3<text:span text:style-name="T5">rd</text:span> party libraries/tools as a separate package with an own release cyc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Viable thanks to the current shorter OOo release cyc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Would be even possible to provide binary vers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Separate l10n-related build tasks</text:p>
                  </text:list-item>
                </text:list>
              </text:list-item>
            </text:list>
            <text:list text:style-name="L4">
              <text:list-item>
                <text:p text:style-name="P7">Big potential of MinGW</text:p>
              </text:list-item>
            </text:list>
          </draw:text-box>
        </draw:frame>
        <presentation:notes draw:style-name="dp2">
          <draw:page-thumbnail draw:style-name="gr1" draw:layer="layout" svg:width="12.982cm" svg:height="9.737cm" svg:x="3.14cm" svg:y="1.905cm" draw:page-number="17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ullet" presentation:presentation-page-layout-name="AL3T19">
        <office:forms form:automatic-focus="false" form:apply-design-mode="false"/>
        <draw:frame presentation:style-name="pr3" draw:text-style-name="P6" draw:layer="layout" svg:width="20.682cm" svg:height="2.753cm" svg:x="2.732cm" svg:y="0.71cm" presentation:class="title">
          <draw:text-box>
            <text:p text:style-name="P6">Questions</text:p>
          </draw:text-box>
        </draw:frame>
        <draw:frame draw:style-name="gr2" draw:text-style-name="P11" draw:layer="layout" svg:width="5.811cm" svg:height="11.825cm" svg:x="9.699cm" svg:y="3.762cm">
          <draw:text-box>
            <text:p text:style-name="P6"><text:span text:style-name="T7">?</text:span></text:p>
          </draw:text-box>
        </draw:frame>
        <presentation:notes draw:style-name="dp2">
          <draw:page-thumbnail draw:style-name="gr1" draw:layer="layout" svg:width="12.982cm" svg:height="9.737cm" svg:x="3.14cm" svg:y="1.905cm" draw:page-number="18" presentation:class="page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Logo" draw:style-name="dp1" draw:master-page-name="Logo_20_Slide" presentation:presentation-page-layout-name="AL2T1">
        <office:forms form:automatic-focus="false" form:apply-design-mode="false"/>
        <presentation:notes draw:style-name="dp2">
          <draw:page-thumbnail draw:style-name="gr1" draw:layer="layout" svg:width="12.982cm" svg:height="9.737cm" svg:x="3.14cm" svg:y="1.905cm" draw:page-number="19" presentation:class="page"/>
          <draw:frame presentation:style-name="pr12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5a5a64" draw:marker-start-width="0.305cm" draw:marker-start-center="false" draw:marker-end-width="0.305cm" draw:marker-end-center="false" draw:fill="solid" draw:fill-color="#cccccd" draw:fill-gradient-name="Gradient_20_7" draw:fill-hatch-name="Hatch_20_1" draw:opacity="100%" draw:fill-image-width="0cm" draw:fill-image-height="0cm" draw:shadow="hidden" draw:shadow-offset-x="0.305cm" draw:shadow-offset-y="0.305cm" draw:shadow-color="#808080" draw:shadow-opacity="100%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-Default" style:family="graphic">
      <style:paragraph-properties style:text-autospace="none"/>
      <style:text-properties style:use-window-font-color="true" fo:font-family="Verdana" style:font-family-generic="swiss" style:font-pitch="variable" fo:font-size="10pt" fo:language="en" fo:country="US" style:font-family-asian="Times, 'Times New Roman'" style:font-pitch-asian="variable" style:language-asian="en" style:country-asian="US" style:font-family-complex="'Times New Roman'" style:font-family-generic-complex="roman" style:font-pitch-complex="variable" style:font-size-complex="10pt"/>
    </style:style>
    <style:style style:name="_2022_Body_20_Text" style:display-name="•Body Text" style:family="graphic">
      <style:paragraph-properties fo:margin-top="0cm" fo:margin-bottom="0.374cm" fo:line-height="0.564cm" style:text-autospace="none"/>
      <style:text-properties fo:font-family="Arial" style:font-family-generic="swiss" style:font-pitch="variable" fo:font-size="9pt" fo:language="en" fo:country="US" style:language-asian="en" style:country-asian="US" style:font-family-complex="Arial" style:font-family-generic-complex="swiss" style:font-pitch-complex="variable" style:font-size-complex="9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Burst_20_Title-title" style:display-name="Burst Title-title" style:family="presentation">
      <style:graphic-properties draw:stroke="none" draw:fill="none" draw:textarea-horizontal-align="left" draw:textarea-vertical-align="bottom">
        <text:list-style style:name="Burst_5f_20_5f_Title-title" style:display-name="Burst_20_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52cm" fo:line-height="105%" fo:text-align="start" text:enable-numbering="false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urst_20_Title-subtitle" style:display-name="Burst Title-subtitle" style:family="presentation">
      <style:graphic-properties draw:stroke="none" draw:fill="none" draw:textarea-horizontal-align="left" draw:textarea-vertical-align="top" draw:auto-grow-height="false" fo:min-height="3.844cm">
        <text:list-style style:name="Burst_5f_20_5f_Title-subtitle" style:display-name="Burst_20_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text:enable-numbering="false" fo:text-indent="0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background" style:display-name="Burst Title-background" style:family="presentation">
      <style:graphic-properties draw:stroke="none" draw:fill="none"/>
    </style:style>
    <style:style style:name="Burst_20_Title-backgroundobjects" style:display-name="Burst Title-backgroundobjects" style:family="presentation">
      <style:graphic-properties draw:shadow="hidden" draw:shadow-offset-x="0.3cm" draw:shadow-offset-y="0.3cm" draw:shadow-color="#808080"/>
    </style:style>
    <style:style style:name="Burst_20_Title-notes" style:display-name="Burst Title-notes" style:family="presentation">
      <style:graphic-properties draw:stroke="none" draw:fill="none">
        <text:list-style style:name="Burst_5f_20_5f_Title-notes" style:display-name="Burst_20_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Title-outline1" style:display-name="Burst Tit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2.57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urst_5f_20_5f_Title-outline1" style:display-name="Burst_20_Title-outline1">
          <text:list-level-style-bullet text:level="1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2" text:bullet-char=" "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3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4" text:bullet-char=" "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5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6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7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8" text:bullet-char=" "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9" text:bullet-char=" ">
            <style:text-properties fo:font-family="Arial" style:font-style-name="Regular" style:font-family-generic="swiss" style:font-pitch="variable" fo:color="#3c3c41" fo:font-size="45%"/>
          </text:list-level-style-bullet>
        </text:list-style>
      </style:graphic-properties>
      <style:paragraph-properties fo:margin-left="1.2cm" fo:margin-right="0cm" fo:margin-top="0cm" fo:margin-bottom="0cm" fo:line-height="110%" fo:text-align="start" text:enable-numbering="false" fo:text-indent="-0.9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family-generic="swiss" style:font-pitch="variable" fo:font-size="1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Burst_20_Title-outline2" style:display-name="Burst Title-outline2" style:family="presentation" style:parent-style-name="Burst_20_Title-outline1">
      <style:paragraph-properties fo:margin-left="2.4cm" fo:margin-right="0cm" fo:margin-top="0cm" fo:margin-bottom="0cm" fo:line-height="110%" fo:text-align="start" text:enable-numbering="false" fo:text-indent="-0.8cm"/>
      <style:text-properties fo:color="#3c3c41" fo:font-family="Arial" style:font-family-generic="swiss" style:font-pitch="variable" fo:font-size="14pt" fo:font-weight="normal" style:font-size-asian="28pt" style:font-size-complex="28pt"/>
    </style:style>
    <style:style style:name="Burst_20_Title-outline3" style:display-name="Burst Title-outline3" style:family="presentation" style:parent-style-name="Burst_20_Title-outline2">
      <style:paragraph-properties fo:margin-left="3.6cm" fo:margin-right="0cm" fo:margin-top="0cm" fo:margin-bottom="0.3cm" fo:line-height="105%" fo:text-align="start" text:enable-numbering="true" fo:text-indent="-0.6cm"/>
      <style:text-properties fo:font-family="Arial" style:font-family-generic="swiss" style:font-pitch="variable" fo:font-size="16pt" style:font-size-asian="24pt" style:font-size-complex="24pt"/>
    </style:style>
    <style:style style:name="Burst_20_Title-outline4" style:display-name="Burst Title-outline4" style:family="presentation" style:parent-style-name="Burst_20_Title-outline3">
      <style:paragraph-properties fo:margin-left="4.8cm" fo:margin-right="0cm" fo:margin-top="0cm" fo:margin-bottom="0.2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5" style:display-name="Burst Title-outline5" style:family="presentation" style:parent-style-name="Burst_20_Title-outline4">
      <style:paragraph-properties fo:margin-left="6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6" style:display-name="Burst Title-outline6" style:family="presentation" style:parent-style-name="Burst_20_Title-outline5">
      <style:paragraph-properties fo:margin-left="7.2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7" style:display-name="Burst Title-outline7" style:family="presentation" style:parent-style-name="Burst_20_Title-outline6">
      <style:paragraph-properties fo:margin-left="8.4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8" style:display-name="Burst Title-outline8" style:family="presentation" style:parent-style-name="Burst_20_Title-outline7">
      <style:paragraph-properties fo:margin-left="9.6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Title-outline9" style:display-name="Burst Title-outline9" style:family="presentation" style:parent-style-name="Burst_20_Title-outline8">
      <style:paragraph-properties fo:margin-left="10.8cm" fo:margin-right="0cm" fo:margin-top="0cm" fo:margin-bottom="0.1cm" fo:line-height="105%" fo:text-align="start" text:enable-numbering="true" fo:text-indent="-0.6cm"/>
      <style:text-properties fo:font-family="Arial" style:font-family-generic="swiss" style:font-pitch="variable" fo:font-size="16pt" style:font-size-asian="20pt" style:font-size-complex="20pt"/>
    </style:style>
    <style:style style:name="Burst_20_Break-title" style:display-name="Burst Break-title" style:family="presentation">
      <style:graphic-properties draw:stroke="none" draw:fill="none" draw:textarea-horizontal-align="right" draw:textarea-vertical-align="middle">
        <text:list-style style:name="Burst_5f_20_5f_Break-title" style:display-name="Burst_20_Break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 text:enable-numbering="false"/>
      <style:text-properties fo:color="#ffff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urst_20_Break-subtitle" style:display-name="Burst Break-subtitle" style:family="presentation">
      <style:graphic-properties draw:stroke="none" draw:fill="none" draw:textarea-vertical-align="middle">
        <text:list-style style:name="Burst_5f_20_5f_Break-subtitle" style:display-name="Burst_20_Break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background" style:display-name="Burst Break-background" style:family="presentation">
      <style:graphic-properties draw:stroke="none" draw:fill="none"/>
    </style:style>
    <style:style style:name="Burst_20_Break-backgroundobjects" style:display-name="Burst Break-backgroundobjects" style:family="presentation">
      <style:graphic-properties draw:shadow="hidden" draw:shadow-offset-x="0.3cm" draw:shadow-offset-y="0.3cm" draw:shadow-color="#808080"/>
    </style:style>
    <style:style style:name="Burst_20_Break-notes" style:display-name="Burst Break-notes" style:family="presentation">
      <style:graphic-properties draw:stroke="none" draw:fill="none">
        <text:list-style style:name="Burst_5f_20_5f_Break-notes" style:display-name="Burst_20_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urst_20_Break-outline1" style:display-name="Burst Break-outline1" style:family="presentation">
      <style:graphic-properties draw:stroke="none" draw:fill="none">
        <text:list-style style:name="Burst_5f_20_5f_Break-outline1" style:display-name="Burst_20_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urst_20_Break-outline2" style:display-name="Burst Break-outline2" style:family="presentation" style:parent-style-name="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urst_20_Break-outline3" style:display-name="Burst Break-outline3" style:family="presentation" style:parent-style-name="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urst_20_Break-outline4" style:display-name="Burst Break-outline4" style:family="presentation" style:parent-style-name="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urst_20_Break-outline5" style:display-name="Burst Break-outline5" style:family="presentation" style:parent-style-name="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urst_20_Break-outline6" style:display-name="Burst Break-outline6" style:family="presentation" style:parent-style-name="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urst_20_Break-outline7" style:display-name="Burst Break-outline7" style:family="presentation" style:parent-style-name="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urst_20_Break-outline8" style:display-name="Burst Break-outline8" style:family="presentation" style:parent-style-name="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urst_20_Break-outline9" style:display-name="Burst Break-outline9" style:family="presentation" style:parent-style-name="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isclaimer-title" style:family="presentation">
      <style:graphic-properties draw:stroke="none" draw:fill="none" draw:textarea-vertical-align="middle">
        <text:list-style style:name="Disclaimer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isclaimer-subtitle" style:family="presentation">
      <style:graphic-properties draw:stroke="none" draw:fill="none" draw:textarea-vertical-align="middle">
        <text:list-style style:name="Disclaimer-subtitle">
          <text:list-level-style-bullet text:level="1" text:bullet-char="•"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isclaimer-backgroundobjects" style:family="presentation">
      <style:graphic-properties draw:shadow="hidden" draw:shadow-offset-x="0.3cm" draw:shadow-offset-y="0.3cm" draw:shadow-color="#808080"/>
    </style:style>
    <style:style style:name="Disclaimer-notes" style:family="presentation">
      <style:graphic-properties draw:stroke="none" draw:fill="none">
        <text:list-style style:name="Disclaimer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1" style:family="presentation">
      <style:graphic-properties draw:stroke="none" draw:fill="none">
        <text:list-style style:name="Disclaimer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text:enable-numbering="tru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2" style:family="presentation" style:parent-style-name="Disclaimer-outline1">
      <style:paragraph-properties fo:margin-left="2.063cm" fo:margin-right="0cm" fo:margin-top="0.246cm" fo:margin-bottom="0cm" fo:line-height="107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Disclaimer-outline3" style:family="presentation" style:parent-style-name="Disclaimer-outline2">
      <style:paragraph-properties fo:margin-left="3.175cm" fo:margin-right="0cm" fo:margin-top="0.211cm" fo:margin-bottom="0cm" fo:line-height="107%" fo:text-align="start" text:enable-numbering="true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Disclaimer-outline4" style:family="presentation" style:parent-style-name="Disclaimer-outline3">
      <style:paragraph-properties fo:margin-left="4.44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5" style:family="presentation" style:parent-style-name="Disclaimer-outline4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6" style:family="presentation" style:parent-style-name="Disclaimer-outline5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7" style:family="presentation" style:parent-style-name="Disclaimer-outline6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8" style:family="presentation" style:parent-style-name="Disclaimer-outline7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9" style:family="presentation" style:parent-style-name="Disclaimer-outline8">
      <style:paragraph-properties fo:margin-left="5.715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ullet-title" style:family="presentation">
      <style:graphic-properties draw:stroke="none" draw:fill="none" draw:textarea-horizontal-align="left" draw:textarea-vertical-align="middle">
        <text:list-style style:name="Bullet-title"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 style:name="Bullet-subtitle"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 style:name="Bulle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ullet-outline1">
          <text:list-level-style-bullet text:level="1" text:bullet-char="•">
            <style:list-level-properties text:min-label-width="0.471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</text:list-style>
      </style:graphic-properties>
      <style:paragraph-properties fo:margin-left="0.482cm" fo:margin-right="0cm" fo:margin-top="0cm" fo:margin-bottom="0.304cm" fo:line-height="105%" fo:text-align="start" text:enable-numbering="tru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1.041cm" fo:margin-right="0cm" fo:margin-top="0cm" fo:margin-bottom="0.305cm" fo:line-height="105%" fo:text-align="start" text:enable-numbering="true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Bullet-outline3" style:family="presentation" style:parent-style-name="Bullet-outline2">
      <style:paragraph-properties fo:margin-left="1.549cm" fo:margin-right="0cm" fo:margin-top="0cm" fo:margin-bottom="0.305cm" fo:line-height="105%" fo:text-align="start" text:enable-numbering="true" fo:text-indent="-0.381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2.057cm" fo:margin-right="0cm" fo:margin-top="0cm" fo:margin-bottom="0.305cm" fo:line-height="105%" fo:text-align="start" text:enable-numbering="true" fo:text-indent="-0.457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5f_20_5f_Slide-title" style:display-name="Logo_20_Slide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5f_20_5f_Slide-subtitle" style:display-name="Logo_20_Slide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5f_20_5f_Slide-notes" style:display-name="Logo_20_Slide-notes">
          <text:list-level-style-bullet text:level="1" text:bullet-char="•"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5f_20_5f_Slide-outline1" style:display-name="Logo_20_Slide-outline1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0cm" draw:fill-image-height="0cm"/>
    </style:style>
    <style:style style:name="dp3" style:family="drawing-page">
      <style:drawing-page-properties draw:background-size="border" draw:fill="solid" draw:fill-color="#ffffff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00aeef" draw:textarea-horizontal-align="center" draw:textarea-vertical-align="middle" draw:shadow="hidden" draw:shadow-color="#808080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 draw:shadow-color="#6b6b6b"/>
    </style:style>
    <style:style style:name="gr6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504cm" fo:min-width="0cm" fo:padding-top="0.13cm" fo:padding-bottom="0.13cm" fo:padding-left="0.25cm" fo:padding-right="0.25cm" draw:shadow="hidden" draw:shadow-color="#6b6b6b"/>
    </style:style>
    <style:style style:name="gr7" style:family="graphic" style:parent-style-name="standard">
      <style:graphic-properties draw:stroke="none" draw:fill="solid" draw:fill-color="#00aeef" draw:textarea-horizontal-align="center" draw:textarea-vertical-align="middle" draw:shadow="hidden" draw:shadow-color="#6b6b6b"/>
    </style:style>
    <style:style style:name="gr8" style:family="graphic" style:parent-style-name="standard">
      <style:graphic-properties draw:stroke="none" draw:fill="solid" draw:fill-color="#00aeef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Burst_20_Title-title">
      <style:graphic-properties draw:fill-color="#ffffff" draw:auto-grow-height="false" fo:min-height="3.181cm"/>
    </style:style>
    <style:style style:name="pr2" style:family="presentation" style:parent-style-name="Burst_20_Title-outline1" style:list-style-name="L12">
      <style:graphic-properties draw:fill-color="#ffffff" draw:auto-grow-height="false" fo:min-height="12.573cm"/>
    </style:style>
    <style:style style:name="pr3" style:family="presentation" style:parent-style-name="Burst_20_Title-backgroundobjects">
      <style:graphic-properties draw:stroke="none" draw:fill="none" draw:fill-color="#ffffff" draw:auto-grow-height="false" fo:min-height="1.485cm"/>
    </style:style>
    <style:style style:name="pr4" style:family="presentation" style:parent-style-name="Burst_20_Title-backgroundobjects">
      <style:graphic-properties draw:stroke="none" draw:fill="none" draw:fill-color="#ffffff" draw:textarea-vertical-align="bottom" draw:auto-grow-height="false" fo:min-height="1.485cm"/>
    </style:style>
    <style:style style:name="pr5" style:family="presentation" style:parent-style-name="Burst_20_Break-title">
      <style:graphic-properties draw:fill-color="#ffffff" draw:auto-grow-height="false" fo:min-height="3.181cm"/>
    </style:style>
    <style:style style:name="pr6" style:family="presentation" style:parent-style-name="Burst_20_Break-outline1">
      <style:graphic-properties draw:fill-color="#ffffff" draw:auto-grow-height="false" fo:min-height="12.573cm"/>
    </style:style>
    <style:style style:name="pr7" style:family="presentation" style:parent-style-name="Burst_20_Break-backgroundobjects">
      <style:graphic-properties draw:stroke="none" draw:fill="none" draw:fill-color="#ffffff" draw:auto-grow-height="false" fo:min-height="1.485cm"/>
    </style:style>
    <style:style style:name="pr8" style:family="presentation" style:parent-style-name="Burst_20_Break-backgroundobjects">
      <style:graphic-properties draw:stroke="none" draw:fill="none" draw:fill-color="#ffffff" draw:textarea-vertical-align="bottom" draw:auto-grow-height="false" fo:min-height="1.485cm"/>
    </style:style>
    <style:style style:name="pr9" style:family="presentation" style:parent-style-name="Disclaimer-outline1">
      <style:graphic-properties draw:fill-color="#ffffff" draw:auto-grow-height="false" fo:min-height="12.001cm"/>
    </style:style>
    <style:style style:name="pr10" style:family="presentation" style:parent-style-name="Disclaimer-title">
      <style:graphic-properties draw:fill-color="#ffffff" draw:auto-grow-height="false" fo:min-height="3.181cm"/>
    </style:style>
    <style:style style:name="pr11" style:family="presentation" style:parent-style-name="Disclaimer-outline1">
      <style:graphic-properties draw:fill-color="#ffffff" draw:auto-grow-height="false" fo:min-height="12.573cm"/>
    </style:style>
    <style:style style:name="pr12" style:family="presentation" style:parent-style-name="Bullet-title">
      <style:graphic-properties draw:fill-color="#ffffff" draw:auto-grow-height="false" fo:min-height="3.181cm"/>
    </style:style>
    <style:style style:name="pr13" style:family="presentation" style:parent-style-name="Bullet-outline1" style:list-style-name="L9">
      <style:graphic-properties draw:fill-color="#ffffff" draw:auto-grow-height="false" fo:min-height="12.375cm"/>
    </style:style>
    <style:style style:name="pr14" style:family="presentation" style:parent-style-name="Logo_20_Slide-title">
      <style:graphic-properties draw:fill-color="#ffffff" draw:auto-grow-height="false" fo:min-height="3.181cm"/>
    </style:style>
    <style:style style:name="pr15" style:family="presentation" style:parent-style-name="Logo_20_Slid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952cm" fo:margin-right="0cm" text:enable-numbering="true" fo:text-indent="-0.952cm"/>
    </style:style>
    <style:style style:name="P9" style:family="paragraph">
      <style:paragraph-properties fo:margin-left="2.063cm" fo:margin-right="0cm" text:enable-numbering="true" fo:text-indent="-0.793cm"/>
    </style:style>
    <style:style style:name="P10" style:family="paragraph">
      <style:paragraph-properties fo:margin-left="3.175cm" fo:margin-right="0cm" text:enable-numbering="true" fo:text-indent="-0.635cm"/>
    </style:style>
    <style:style style:name="P11" style:family="paragraph">
      <style:paragraph-properties fo:margin-left="4.445cm" fo:margin-right="0cm" text:enable-numbering="true" fo:text-indent="-0.635cm"/>
    </style:style>
    <style:style style:name="P12" style:family="paragraph">
      <style:paragraph-properties fo:margin-left="5.715cm" fo:margin-right="0cm" text:enable-numbering="true" fo:text-indent="-0.635cm"/>
    </style:style>
    <style:style style:name="P13" style:family="paragraph">
      <style:paragraph-properties fo:margin-left="5.4cm" fo:margin-right="0cm" text:enable-numbering="true" fo:text-indent="-0.6cm"/>
    </style:style>
    <style:style style:name="P14" style:family="paragraph">
      <style:paragraph-properties fo:margin-left="0.471cm" fo:margin-right="0cm" text:enable-numbering="true" fo:text-indent="-0.471cm"/>
    </style:style>
    <style:style style:name="P15" style:family="paragraph">
      <style:paragraph-properties fo:margin-left="1.428cm" fo:margin-right="0cm" text:enable-numbering="true" fo:text-indent="-0.476cm"/>
    </style:style>
    <style:style style:name="P16" style:family="paragraph">
      <style:paragraph-properties fo:margin-left="2.24cm" fo:margin-right="0cm" text:enable-numbering="true" fo:text-indent="-0.494cm"/>
    </style:style>
    <style:style style:name="P17" style:family="paragraph">
      <style:paragraph-properties fo:margin-left="3.025cm" fo:margin-right="0cm" text:enable-numbering="true" fo:text-indent="-0.468cm"/>
    </style:style>
    <style:style style:name="P18" style:family="paragraph">
      <style:paragraph-properties fo:margin-left="3.66cm" fo:margin-right="0cm" text:enable-numbering="true" fo:text-indent="-0.318cm"/>
    </style:style>
    <style:style style:name="P19" style:family="paragraph">
      <style:paragraph-properties fo:margin-left="0.471cm" fo:margin-right="0cm" fo:text-indent="-0.471cm"/>
    </style:style>
    <style:style style:name="P20" style:family="paragraph">
      <style:paragraph-properties fo:margin-left="0cm" fo:margin-right="0cm" fo:line-height="107%" text:enable-numbering="false" fo:text-indent="0cm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line-height="107%" fo:text-align="end" text:enable-numbering="false" fo:text-indent="0cm"/>
    </style:style>
    <style:style style:name="P23" style:family="paragraph">
      <style:paragraph-properties fo:margin-left="0cm" fo:margin-right="0cm" fo:text-align="center" text:enable-numbering="false" fo:text-indent="0cm"/>
    </style:style>
    <style:style style:name="P24" style:family="paragraph">
      <style:paragraph-properties fo:margin-left="0cm" fo:margin-right="0cm" fo:text-align="center" text:enable-numbering="false" fo:text-indent="0cm" style:writing-mode="lr-tb"/>
    </style:style>
    <style:style style:name="P25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b6b6b" fo:font-family="Arial" style:font-pitch="variable" fo:font-size="9pt" style:font-size-asian="9pt" style:font-size-complex="9pt"/>
    </style:style>
    <style:style style:name="T3" style:family="text">
      <style:text-properties fo:color="#3c3c41" style:text-position="1% 58%" fo:font-family="Arial" style:font-pitch="variable" fo:font-size="12pt" fo:font-weight="bold" style:font-size-asian="12pt" style:font-size-complex="12pt"/>
    </style:style>
    <style:style style:name="T4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text-properties fo:font-family="Arial" style:font-style-name="Regular" style:font-family-generic="swiss" style:font-pitch="variable" fo:color="#3c3c4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5a58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4">
      <draw:page-thumbnail draw:layer="backgroundobjects" svg:width="10.394cm" svg:height="7.795cm" svg:x="2.97cm" svg:y="6.596cm"/>
      <draw:page-thumbnail draw:layer="backgroundobjects" svg:width="10.394cm" svg:height="7.795cm" svg:x="16.335cm" svg:y="6.596cm"/>
    </style:handout-master>
    <style:master-page style:name="Burst_20_Title" style:display-name="Burst Title" style:page-layout-name="PM1" draw:style-name="dp1">
      <office:forms form:automatic-focus="false" form:apply-design-mode="false"/>
      <draw:frame draw:style-name="gr1" draw:text-style-name="P1" draw:layer="backgroundobjects" svg:width="24.707cm" svg:height="9.284cm" svg:x="0.334cm" svg:y="0.375cm">
        <draw:image xlink:href="Pictures/10000201000003A60000015F792E5C80.png" xlink:type="simple" xlink:show="embed" xlink:actuate="onLoad">
          <text:p text:style-name="P2"/>
        </draw:image>
      </draw:frame>
      <draw:frame presentation:style-name="pr1" draw:text-style-name="P2" draw:layer="backgroundobjects" svg:width="22.225cm" svg:height="4.242cm" svg:x="2.743cm" svg:y="2.513cm" presentation:class="title">
        <draw:text-box>
          <text:p text:style-name="P2">Click to enter the title (44pt)<text:line-break/>Second line or subtitle (22pt)</text:p>
        </draw:text-box>
      </draw:frame>
      <draw:frame presentation:style-name="pr2" draw:text-style-name="P2" draw:layer="backgroundobjects" svg:width="10.561cm" svg:height="3.843cm" svg:x="2.774cm" svg:y="10.188cm" presentation:class="outline">
        <draw:text-box>
          <text:list text:style-name="L2">
            <text:list-item>
              <text:p text:style-name="P3">Presenter Name (16pt)</text:p>
            </text:list-item>
          </text:list>
          <text:list text:style-name="L2">
            <text:list-item>
              <text:list>
                <text:list-item>
                  <text:p text:style-name="P3">Presenter Title (14pt)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3">Company/email (14pt)</text:p>
                </text:list-item>
              </text:list>
            </text:list-item>
          </text:list>
        </draw:text-box>
      </draw:frame>
      <draw:frame draw:style-name="gr2" draw:text-style-name="P1" draw:layer="backgroundobjects" svg:width="6.138cm" svg:height="1.603cm" svg:x="18.133cm" svg:y="16.121cm">
        <draw:image xlink:href="Pictures/100000000000017B00000063516DB611.jpg" xlink:type="simple" xlink:show="embed" xlink:actuate="onLoad">
          <text:p text:style-name="P2"/>
        </draw:image>
      </draw:frame>
      <presentation:notes style:page-layout-name="PM2">
        <draw:page-thumbnail presentation:style-name="Burst_20_Title-title" draw:layer="backgroundobjects" svg:width="14.848cm" svg:height="11.135cm" svg:x="3.07cm" svg:y="2.257cm" presentation:class="page"/>
        <draw:frame presentation:style-name="Burst_20_Title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4" draw:layer="backgroundobjects" svg:width="9.108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3" draw:text-style-name="P5" draw:layer="backgroundobjects" svg:width="9.108cm" svg:height="1.484cm" svg:x="11.88cm" svg:y="0cm" presentation:class="date-time">
          <draw:text-box>
            <text:p text:style-name="P5"><text:span text:style-name="T1"><presentation:date-time/></text:span></text:p>
          </draw:text-box>
        </draw:frame>
        <draw:frame presentation:style-name="pr4" draw:text-style-name="P4" draw:layer="backgroundobjects" svg:width="9.108cm" svg:height="1.484cm" svg:x="0cm" svg:y="28.216cm" presentation:class="footer">
          <draw:text-box>
            <text:p text:style-name="P4"><text:span text:style-name="T1"><presentation:footer/></text:span></text:p>
          </draw:text-box>
        </draw:frame>
        <draw:frame presentation:style-name="pr4" draw:text-style-name="P5" draw:layer="backgroundobjects" svg:width="9.108cm" svg:height="1.484cm" svg:x="11.88cm" svg:y="28.216cm" presentation:class="page-number">
          <draw:text-box>
            <text:p text:style-name="P5"><text:span text:style-name="T1"><text:page-number>&lt;číslo&gt;</text:page-number></text:span></text:p>
          </draw:text-box>
        </draw:frame>
      </presentation:notes>
    </style:master-page>
    <style:master-page style:name="Burst_20_Break" style:display-name="Burst Break" style:page-layout-name="PM1" draw:style-name="dp1">
      <office:forms form:automatic-focus="false" form:apply-design-mode="false"/>
      <draw:frame draw:style-name="gr1" draw:text-style-name="P1" draw:layer="backgroundobjects" svg:width="24.549cm" svg:height="18.226cm" svg:x="0.426cm" svg:y="0.412cm">
        <draw:image xlink:href="Pictures/10000201000003A0000002B1201CBDBA.png" xlink:type="simple" xlink:show="embed" xlink:actuate="onLoad">
          <text:p text:style-name="P2"/>
        </draw:image>
      </draw:frame>
      <draw:frame presentation:style-name="pr5" draw:text-style-name="P2" draw:layer="backgroundobjects" svg:width="22.859cm" svg:height="3.18cm" svg:x="0.914cm" svg:y="7.612cm" presentation:class="title">
        <draw:text-box>
          <text:p text:style-name="P2">Click to Edit Section Break Text (32pt)<text:line-break/>Right Justified</text:p>
        </draw:text-box>
      </draw:frame>
      <draw:frame presentation:style-name="pr6" draw:text-style-name="P7" draw:layer="backgroundobjects" svg:width="7.084cm" svg:height="0.501cm" svg:x="0.669cm" svg:y="19.217cm" presentation:class="outline">
        <draw:text-box>
          <text:list text:style-name="L4">
            <text:list-item>
              <text:p text:style-name="P6">piece in master that I can't get rid of</text:p>
            </text:list-item>
          </text:list>
        </draw:text-box>
      </draw:frame>
      <presentation:notes style:page-layout-name="PM2">
        <draw:page-thumbnail presentation:style-name="Burst_20_Break-title" draw:layer="backgroundobjects" svg:width="14.848cm" svg:height="11.135cm" svg:x="3.07cm" svg:y="2.257cm" presentation:class="page"/>
        <draw:frame presentation:style-name="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pr7" draw:text-style-name="P4" draw:layer="backgroundobjects" svg:width="9.108cm" svg:height="1.484cm" svg:x="0cm" svg:y="0cm" presentation:class="header">
          <draw:text-box>
            <text:p text:style-name="P4"><text:span text:style-name="T1"><presentation:header/></text:span></text:p>
          </draw:text-box>
        </draw:frame>
        <draw:frame presentation:style-name="pr7" draw:text-style-name="P5" draw:layer="backgroundobjects" svg:width="9.108cm" svg:height="1.484cm" svg:x="11.88cm" svg:y="0cm" presentation:class="date-time">
          <draw:text-box>
            <text:p text:style-name="P5"><text:span text:style-name="T1"><presentation:date-time/></text:span></text:p>
          </draw:text-box>
        </draw:frame>
        <draw:frame presentation:style-name="pr8" draw:text-style-name="P4" draw:layer="backgroundobjects" svg:width="9.108cm" svg:height="1.484cm" svg:x="0cm" svg:y="28.216cm" presentation:class="footer">
          <draw:text-box>
            <text:p text:style-name="P4"><text:span text:style-name="T1"><presentation:footer/></text:span></text:p>
          </draw:text-box>
        </draw:frame>
        <draw:frame presentation:style-name="pr8" draw:text-style-name="P5" draw:layer="backgroundobjects" svg:width="9.108cm" svg:height="1.484cm" svg:x="11.88cm" svg:y="28.216cm" presentation:class="page-number">
          <draw:text-box>
            <text:p text:style-name="P5"><text:span text:style-name="T1"><text:page-number>&lt;číslo&gt;</text:page-number></text:span></text:p>
          </draw:text-box>
        </draw:frame>
      </presentation:notes>
    </style:master-page>
    <style:master-page style:name="Disclaimer" style:page-layout-name="PM1" draw:style-name="dp2">
      <draw:frame draw:style-name="gr2" draw:text-style-name="P1" draw:layer="backgroundobjects" svg:width="1.348cm" svg:height="1.348cm" svg:x="23.246cm" svg:y="16.957cm">
        <draw:image xlink:href="Pictures/1000000000000053000000538CD250B5.jpg" xlink:type="simple" xlink:show="embed" xlink:actuate="onLoad">
          <text:p text:style-name="P2"/>
        </draw:image>
      </draw:frame>
      <draw:rect draw:style-name="gr3" draw:text-style-name="P1" draw:layer="backgroundobjects" svg:width="24.584cm" svg:height="11.673cm" svg:x="0.406cm" svg:y="0.367cm">
        <text:p text:style-name="P2"/>
      </draw:rect>
      <draw:frame presentation:style-name="pr9" draw:text-style-name="P7" draw:layer="backgroundobjects" svg:width="7.417cm" svg:height="4.362cm" svg:x="0.045cm" svg:y="14.677cm" presentation:class="outline">
        <draw:text-box>
          <text:list text:style-name="L5">
            <text:list-item>
              <text:p text:style-name="P8">Click to edit the outline text format</text:p>
            </text:list-item>
          </text:list>
          <text:list text:style-name="L5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0" draw:text-style-name="P2" draw:layer="backgroundobjects" svg:width="3.709cm" svg:height="0.488cm" svg:x="0.371cm" svg:y="12.808cm" presentation:class="title">
        <draw:text-box>
          <text:p text:style-name="P2">Click to edit the title text format</text:p>
        </draw:text-box>
      </draw:frame>
      <draw:frame presentation:style-name="pr11" draw:text-style-name="P7" draw:layer="backgroundobjects" svg:width="7.299cm" svg:height="4.211cm" svg:x="0.061cm" svg:y="14.667cm" presentation:class="outline">
        <draw:text-box>
          <text:list text:style-name="L7">
            <text:list-item>
              <text:p text:style-name="P8">Click to edit the outline text format</text:p>
            </text:list-item>
          </text:list>
          <text:list text:style-name="L7">
            <text:list-item>
              <text:list>
                <text:list-item>
                  <text:p text:style-name="P9">Second Outline Level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Third Outline Level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19.4cm" svg:height="25.75cm" svg:x="0cm" svg:y="0cm">
          <text:p text:style-name="P2"/>
        </draw:rect>
        <draw:page-thumbnail presentation:style-name="Disclaimer-title" draw:layer="backgroundobjects" svg:width="12.982cm" svg:height="9.737cm" svg:x="3.14cm" svg:y="1.905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llet" style:page-layout-name="PM1" draw:style-name="dp2">
      <office:forms form:automatic-focus="false" form:apply-design-mode="false"/>
      <draw:frame draw:style-name="gr2" draw:text-style-name="P1" draw:layer="backgroundobjects" svg:width="1.167cm" svg:height="1.252cm" svg:x="23.771cm" svg:y="0.547cm">
        <draw:image xlink:href="Pictures/10000000000000450000004AA8B75B09.jpg" xlink:type="simple" xlink:show="embed" xlink:actuate="onLoad">
          <text:p text:style-name="P2"/>
        </draw:image>
      </draw:frame>
      <draw:frame presentation:style-name="pr12" draw:text-style-name="P2" draw:layer="backgroundobjects" svg:width="20.682cm" svg:height="2.752cm" svg:x="2.732cm" svg:y="0.71cm" presentation:class="title" presentation:user-transformed="true">
        <draw:text-box>
          <text:p text:style-name="P2">Click to edit the title text format (32pt)</text:p>
        </draw:text-box>
      </draw:frame>
      <draw:frame presentation:style-name="pr13" draw:text-style-name="P19" draw:layer="backgroundobjects" svg:width="20.994cm" svg:height="12.374cm" svg:x="2.769cm" svg:y="4.316cm" presentation:class="outline" presentation:user-transformed="true">
        <draw:text-box>
          <text:list text:style-name="L9">
            <text:list-item>
              <text:p text:style-name="P14">Click to edit the outline text format (24pt)</text:p>
            </text:list-item>
          </text:list>
          <text:list text:style-name="L9">
            <text:list-item>
              <text:list>
                <text:list-item>
                  <text:p text:style-name="P15">Second Outline Level (20pt)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6">Third Outline Level (16 pt)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Fourth Outline Level (14p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21" draw:layer="backgroundobjects" svg:width="16.025cm" svg:height="0.658cm" svg:x="2.542cm" svg:y="17.808cm">
        <draw:text-box>
          <text:p text:style-name="P20"><text:span text:style-name="T2">© <text:s/>Novell, Inc. <text:s/>All rights reserved.</text:span></text:p>
        </draw:text-box>
      </draw:frame>
      <draw:frame draw:style-name="gr6" draw:text-style-name="P21" draw:layer="backgroundobjects" svg:width="1.059cm" svg:height="0.764cm" svg:x="1.08cm" svg:y="17.705cm">
        <draw:text-box>
          <text:p text:style-name="P22"><text:span text:style-name="T3"><text:page-number>&lt;číslo&gt;</text:page-number></text:span></text:p>
        </draw:text-box>
      </draw:frame>
      <draw:g>
        <draw:rect draw:style-name="gr7" draw:text-style-name="P1" draw:layer="backgroundobjects" svg:width="19.693cm" svg:height="0.622cm" svg:x="2.784cm" svg:y="0cm">
          <text:p text:style-name="P2"/>
        </draw:rect>
        <draw:rect draw:style-name="gr8" draw:text-style-name="P24" draw:layer="backgroundobjects" svg:width="19.693cm" svg:height="0.622cm" svg:x="2.784cm" svg:y="0cm">
          <text:p text:style-name="P23"><text:s/></text:p>
        </draw:rect>
      </draw:g>
      <presentation:notes style:page-layout-name="PM2">
        <draw:rect draw:style-name="gr4" draw:text-style-name="P1" draw:layer="backgroundobjects" svg:width="19.4cm" svg:height="25.75cm" svg:x="0cm" svg:y="0cm">
          <text:p text:style-name="P2"/>
        </draw:rect>
        <draw:frame draw:style-name="gr9" draw:text-style-name="P21" draw:layer="backgroundobjects" svg:width="8.467cm" svg:height="1.27cm" svg:x="0cm" svg:y="0cm">
          <draw:text-box>
            <text:p text:style-name="P2"/>
          </draw:text-box>
        </draw:frame>
        <draw:frame draw:style-name="gr10" draw:text-style-name="P21" draw:layer="backgroundobjects" svg:width="8.466cm" svg:height="1.27cm" svg:x="11.007cm" svg:y="0cm">
          <draw:text-box>
            <text:p text:style-name="P2"/>
          </draw:text-box>
        </draw:frame>
        <draw:page-thumbnail presentation:style-name="Bullet-title" draw:layer="backgroundobjects" svg:width="12.982cm" svg:height="9.737cm" svg:x="3.14cm" svg:y="1.905cm" presentation:class="page"/>
        <draw:frame presentation:style-name="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gr11" draw:text-style-name="P21" draw:layer="backgroundobjects" svg:width="8.467cm" svg:height="1.27cm" svg:x="0cm" svg:y="24.553cm">
          <draw:text-box>
            <text:p text:style-name="P2"/>
          </draw:text-box>
        </draw:frame>
        <draw:frame draw:style-name="gr12" draw:text-style-name="P21" draw:layer="backgroundobjects" svg:width="8.466cm" svg:height="1.27cm" svg:x="11.007cm" svg:y="24.553cm">
          <draw:text-box>
            <text:p text:style-name="P25"><text:span text:style-name="T4"><text:page-number>&lt;číslo&gt;</text:page-number></text:span></text:p>
          </draw:text-box>
        </draw:frame>
      </presentation:notes>
    </style:master-page>
    <style:master-page style:name="Logo_20_Slide" style:display-name="Logo Slide" style:page-layout-name="PM1" draw:style-name="dp3">
      <office:forms form:automatic-focus="false" form:apply-design-mode="false"/>
      <draw:frame draw:style-name="gr2" draw:text-style-name="P1" draw:layer="backgroundobjects" svg:width="12.479cm" svg:height="3.166cm" svg:x="6.674cm" svg:y="7.362cm">
        <draw:image xlink:href="Pictures/10000000000002E1000000BBEFAC77C8.jpg" xlink:type="simple" xlink:show="embed" xlink:actuate="onLoad">
          <text:p text:style-name="P2"/>
        </draw:image>
      </draw:frame>
      <draw:frame presentation:style-name="pr14" draw:text-style-name="P2" draw:layer="backgroundobjects" svg:width="3.488cm" svg:height="0.471cm" svg:x="0cm" svg:y="0cm" presentation:class="title" presentation:user-transformed="true">
        <draw:text-box>
          <text:p text:style-name="P2">Click to edit the title text format</text:p>
        </draw:text-box>
      </draw:frame>
      <draw:frame presentation:style-name="pr15" draw:text-style-name="P7" draw:layer="backgroundobjects" svg:width="3.703cm" svg:height="1.109cm" svg:x="0cm" svg:y="0.467cm" presentation:class="outline" presentation:user-transformed="true">
        <draw:text-box>
          <text:list text:style-name="L11">
            <text:list-item>
              <text:p text:style-name="P3">Click to edit the outline text format</text:p>
            </text:list-item>
          </text:list>
          <text:list text:style-name="L11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19.4cm" svg:height="25.75cm" svg:x="0cm" svg:y="0cm">
          <text:p text:style-name="P2"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dc:title>Building Windows Version of OpenOffice.org on Linux: Madness, or The Way?</dc:title>
    <dc:description>Template Version 10:  9/18/08</dc:description>
    <meta:creation-date>2005-12-12T14:50:57</meta:creation-date>
    <dc:date>2008-11-05T08:09:21</dc:date>
    <meta:keyword>Linux</meta:keyword>
    <meta:keyword>Windows</meta:keyword>
    <meta:keyword>Win32</meta:keyword>
    <meta:keyword>OpenOffice.org</meta:keyword>
    <meta:keyword>OOo</meta:keyword>
    <meta:keyword>build</meta:keyword>
    <meta:keyword>cross-compilation</meta:keyword>
    <meta:keyword>crosscompilation</meta:keyword>
    <meta:keyword>gcc</meta:keyword>
    <meta:keyword>msvc</meta:keyword>
    <meta:keyword>mingw</meta:keyword>
    <meta:editing-cycles>233</meta:editing-cycles>
    <meta:editing-duration>P12DT11H53M18S</meta:editing-duration>
    <meta:user-defined meta:name="Info 1">Template Version 10:  9/18/08</meta:user-defined>
    <meta:user-defined meta:name="Info 2"/>
    <meta:user-defined meta:name="Info 3"/>
    <meta:user-defined meta:name="Info 4"/>
    <meta:document-statistic meta:object-count="121"/>
  </office:meta>
</office:document-meta>
</file>